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loext:contextual-spacing="false" fo:line-height="187%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444444" style:font-name="Courier New" fo:font-size="11.5pt" fo:background-color="#e6e8ea" loext:char-shading-value="0" style:font-name-asian="Courier New1" style:font-size-asian="11.5pt" style:font-name-complex="Courier New1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eautiful is better than ugly.</text:span></text:p>
      <text:p text:style-name="Standard"><text:span text:style-name="T1">Explicit is better than implicit.</text:span></text:p>
      <text:p text:style-name="Standard"><text:span text:style-name="T1">Simple is better than complex.</text:span></text:p>
      <text:p text:style-name="Standard"><text:span text:style-name="T1">Complex is better than complicated.</text:span></text:p>
      <text:p text:style-name="Standard"><text:span text:style-name="T1">Flat is better than nested.</text:span></text:p>
      <text:p text:style-name="Standard"><text:span text:style-name="T1">Sparse is better than dense.</text:span></text:p>
      <text:p text:style-name="Standard"><text:span text:style-name="T1">Readability counts.</text:span></text:p>
      <text:p text:style-name="Standard"><text:span text:style-name="T1">Special cases aren't special enough to break the rules.</text:span></text:p>
      <text:p text:style-name="Standard"><text:span text:style-name="T1">Although practicality beats purity.</text:span></text:p>
      <text:p text:style-name="Standard"><text:span text:style-name="T1">Errors should never pass silently.</text:span></text:p>
      <text:p text:style-name="Standard"><text:span text:style-name="T1">Unless explicitly silenced.</text:span></text:p>
      <text:p text:style-name="Standard"><text:span text:style-name="T1">In the face of ambiguity, refuse the temptation to guess.</text:span></text:p>
      <text:p text:style-name="Standard"><text:span text:style-name="T1">There should be one-- and preferably only one --obvious way to do it.</text:span></text:p>
      <text:p text:style-name="Standard"><text:span text:style-name="T1">Although that way may not be obvious at first unless you're Dutch.</text:span></text:p>
      <text:p text:style-name="Standard"><text:span text:style-name="T1">Now is better than never.</text:span></text:p>
      <text:p text:style-name="Standard"><text:span text:style-name="T1">Although never is often better than *right* now.</text:span></text:p>
      <text:p text:style-name="Standard"><text:span text:style-name="T1">If the implementation is hard to explain, it's a bad idea.</text:span></text:p>
      <text:p text:style-name="Standard"><text:span text:style-name="T1">If the implementation is easy to explain, it may be a good idea.</text:span></text:p>
      <text:p text:style-name="P1"><text:span text:style-name="T1">Namespaces are one honking great idea -- let's do more of those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38" meta:character-count="804" meta:non-whitespace-character-count="686"/>
    <meta:generator>LibreOfficeDev/6.0.5.2$Linux_X86_64 LibreOffice_project/</meta:generator>
  </office:meta>
</office:document-meta>
</file>